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2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left="0cm" fo:margin-right="2cm" fo:line-height="100%" fo:text-align="start" style:justify-single-word="false" fo:text-indent="0cm" style:auto-text-indent="false"/>
      <style:text-properties style:use-window-font-color="true" style:font-name="Arial" fo:font-size="16pt" fo:font-weight="bold" officeooo:rsid="0007b834" officeooo:paragraph-rsid="0007b834" fo:background-color="transparent" style:font-name-asian="Arial" style:font-name-complex="Arial"/>
    </style:style>
    <style:style style:name="P4" style:family="paragraph" style:parent-style-name="Standard">
      <style:paragraph-properties fo:margin-left="0cm" fo:margin-right="2cm" fo:line-height="100%" fo:text-align="start" style:justify-single-word="false" fo:text-indent="0cm" style:auto-text-indent="false"/>
      <style:text-properties fo:color="#999999" style:font-name="Arial" fo:font-size="9.75pt" fo:font-weight="normal" fo:background-color="transparent" style:font-name-asian="Arial" style:font-name-complex="Arial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 style:font-name="Arial1" fo:font-size="10pt" fo:font-weight="normal" officeooo:rsid="000b1f22" officeooo:paragraph-rsid="000b1f22" fo:background-color="transparen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b2b2b2" style:font-name="Arial1" fo:font-size="10pt" fo:font-weight="bold" officeooo:rsid="0013e80b" officeooo:paragraph-rsid="0013e80b" fo:background-color="transparent" style:font-name-asian="Calibri1" style:font-size-asian="10pt" style:font-weight-asian="bold" style:font-name-complex="Calibri1" style:font-size-complex="10pt" style:font-weight-complex="bold"/>
    </style:style>
    <style:style style:name="P7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fo:color="#333333" style:font-name="Arial1" fo:font-size="10pt" fo:font-weight="normal" officeooo:rsid="0013e80b" officeooo:paragraph-rsid="0013e80b" fo:background-color="transparent" style:font-name-asian="Ari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fo:color="#333333" style:font-name="Arial1" fo:font-size="10pt" fo:font-weight="normal" officeooo:rsid="000aab03" officeooo:paragraph-rsid="0013e80b" fo:background-color="transparen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fo:color="#333333" style:font-name="Arial1" fo:font-size="10pt" fo:font-weight="bold" officeooo:rsid="0013e80b" officeooo:paragraph-rsid="0013e80b" fo:background-color="transparent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333333" style:font-name="Arial1" fo:font-size="10pt" fo:font-weight="bold" officeooo:paragraph-rsid="0007b834" fo:background-color="transparent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333333" style:font-name="Arial1" fo:font-size="10pt" fo:font-weight="normal" officeooo:paragraph-rsid="0007b834" fo:background-color="transparen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333333" style:font-name="Arial1" fo:font-size="10pt" fo:font-weight="normal" officeooo:rsid="0013e80b" officeooo:paragraph-rsid="0013e80b" fo:background-color="transparent" style:font-name-asian="Ari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 style:font-name="Arial1" fo:font-size="10pt" fo:font-weight="normal" officeooo:rsid="000b1f22" officeooo:paragraph-rsid="000b1f22" fo:background-color="transparen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 style:font-name="Arial1" fo:font-size="10pt" fo:font-weight="normal" officeooo:rsid="00177326" officeooo:paragraph-rsid="00177326" fo:background-color="transparen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 style:font-name="Arial1" fo:font-size="10pt" fo:font-weight="normal" officeooo:rsid="0019578a" officeooo:paragraph-rsid="0019578a" fo:background-color="transparent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 style:font-name="Arial1" fo:font-size="10pt" fo:font-weight="bold" officeooo:rsid="00165e9a" officeooo:paragraph-rsid="00165e9a" fo:background-color="transparent" style:font-name-asian="Arial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 style:font-name="Arial1" fo:font-size="10pt" fo:font-weight="bold" officeooo:rsid="000b1f22" officeooo:paragraph-rsid="000b1f22" fo:background-color="transparent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b2b2b2" style:font-name="Arial1" fo:font-size="10pt" fo:font-weight="bold" officeooo:rsid="0013e80b" officeooo:paragraph-rsid="0013e80b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text-indent="0cm" style:auto-text-indent="false"/>
      <style:text-properties fo:color="#333333" style:font-name="Arial1" fo:font-size="10pt" fo:font-weight="normal" officeooo:rsid="000aab03" officeooo:paragraph-rsid="00165e9a" fo:background-color="transparent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ff3333" style:font-name="Arial1" fo:font-size="10pt" fo:font-weight="normal" officeooo:rsid="0013e80b" officeooo:paragraph-rsid="0013e80b" fo:background-color="transparent" style:font-name-asian="Arial" style:font-size-asian="10pt" style:font-weight-asian="normal" style:font-name-complex="Arial" style:font-size-complex="10pt" style:font-weight-complex="normal"/>
    </style:style>
    <style:style style:name="T1" style:family="text">
      <style:text-properties fo:color="#333333" style:font-name="Arial" fo:font-size="16pt" fo:font-weight="normal" fo:background-color="transparent" loext:char-shading-value="0" style:font-name-asian="Arial" style:font-name-complex="Arial"/>
    </style:style>
    <style:style style:name="T2" style:family="text">
      <style:text-properties fo:color="#333333" style:font-name="Arial" fo:font-size="16pt" fo:font-weight="normal" officeooo:rsid="0013e80b" fo:background-color="transparent" loext:char-shading-value="0" style:font-name-asian="Arial" style:font-name-complex="Arial"/>
    </style:style>
    <style:style style:name="T3" style:family="text">
      <style:text-properties fo:color="#333333" style:font-name="Arial" fo:font-size="16pt" fo:font-weight="bold" fo:background-color="transparent" loext:char-shading-value="0" style:font-name-asian="Arial" style:font-name-complex="Arial"/>
    </style:style>
    <style:style style:name="T4" style:family="text">
      <style:text-properties fo:color="#000000" officeooo:rsid="0007b834"/>
    </style:style>
    <style:style style:name="T5" style:family="text">
      <style:text-properties fo:color="#999999" officeooo:rsid="0007b834"/>
    </style:style>
    <style:style style:name="T6" style:family="text">
      <style:text-properties officeooo:rsid="0007b83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b834" style:font-weight-asian="bold" style:font-weight-complex="bold"/>
    </style:style>
    <style:style style:name="T9" style:family="text">
      <style:text-properties fo:font-weight="bold" officeooo:rsid="000aab03" style:font-weight-asian="bold" style:font-weight-complex="bold"/>
    </style:style>
    <style:style style:name="T10" style:family="text">
      <style:text-properties fo:font-weight="bold" officeooo:rsid="0013e80b" style:font-weight-asian="bold" style:font-weight-complex="bold"/>
    </style:style>
    <style:style style:name="T11" style:family="text">
      <style:text-properties fo:color="#ff3333" style:font-name="Arial" fo:font-size="16pt" fo:font-weight="bold" fo:background-color="transparent" loext:char-shading-value="0" style:font-name-asian="Arial" style:font-weight-asian="bold" style:font-name-complex="Arial" style:font-weight-complex="bold"/>
    </style:style>
    <style:style style:name="T12" style:family="text">
      <style:text-properties fo:color="#ff3333" style:font-name="Arial" fo:font-size="16pt" fo:font-weight="bold" officeooo:rsid="0007b834" fo:background-color="transparent" loext:char-shading-value="0" style:font-name-asian="Arial" style:font-weight-asian="bold" style:font-name-complex="Arial" style:font-weight-complex="bold"/>
    </style:style>
    <style:style style:name="T13" style:family="text">
      <style:text-properties fo:color="#ff3333" style:font-name="Arial" fo:font-size="16pt" fo:font-weight="bold" officeooo:rsid="000b1f22" fo:background-color="transparent" loext:char-shading-value="0" style:font-name-asian="Arial" style:font-weight-asian="bold" style:font-name-complex="Arial" style:font-weight-complex="bold"/>
    </style:style>
    <style:style style:name="T14" style:family="text">
      <style:text-properties fo:color="#ff3333" style:font-name="Arial" fo:font-size="16pt" fo:font-weight="bold" officeooo:rsid="0013e80b" fo:background-color="transparent" loext:char-shading-value="0" style:font-name-asian="Arial" style:font-weight-asian="bold" style:font-name-complex="Arial" style:font-weight-complex="bold"/>
    </style:style>
    <style:style style:name="T15" style:family="text">
      <style:text-properties officeooo:rsid="000aab0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40b61"/>
    </style:style>
    <style:style style:name="T18" style:family="text">
      <style:text-properties officeooo:rsid="0014e5f8"/>
    </style:style>
    <style:style style:name="T19" style:family="text">
      <style:text-properties officeooo:rsid="00160a4f"/>
    </style:style>
    <style:style style:name="T20" style:family="text">
      <style:text-properties officeooo:rsid="00165e9a"/>
    </style:style>
    <style:style style:name="T21" style:family="text">
      <style:text-properties officeooo:rsid="0018f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lidação Seda – 1</text:span><text:span text:style-name="T2">8</text:span><text:span text:style-name="T1">/07/2014</text:span></text:p>
      <text:p text:style-name="P1"><text:span text:style-name="T1">Data de </text:span><text:span text:style-name="T3">entrega</text:span><text:span text:style-name="T1"> –</text:span><text:span text:style-name="T11"> </text:span><text:span text:style-name="T12">1</text:span><text:span text:style-name="T14">8</text:span><text:span text:style-name="T11">/07/2014 - </text:span><text:span text:style-name="T13">urgente</text:span></text:p>
      <text:p text:style-name="P2"/>
      <text:p text:style-name="P3">Atualizado – <text:span text:style-name="T15">Documento 3</text:span></text:p>
      <text:p text:style-name="P2"/>
      <text:p text:style-name="P4"/>
      <text:p text:style-name="P10"><text:span text:style-name="T6">1 - Na minha</text:span><text:span text:style-name="T4">-conta.php</text:span><text:span text:style-name="T5">:</text:span></text:p>
      <text:p text:style-name="P11"><text:span text:style-name="T8">R</text:span><text:span text:style-name="T7">astreamento –</text:span><text:span text:style-name="T9"> </text:span><text:span text:style-name="T10">Ativar com o correio </text:span></text:p>
      <text:p text:style-name="P12">Ao escolher sedex ou pac, já cair na página dos <text:span text:style-name="T18">C</text:span>orreio<text:span text:style-name="T18">s,</text:span> <text:span text:style-name="T18">parecido com</text:span> o Pag Seguro</text:p>
      <text:p text:style-name="P20">(vide últimos emails <text:span text:style-name="T19">a respeito</text:span>) </text:p>
      <text:p text:style-name="P16"/>
      <text:p text:style-name="P16">2 - (item novo) – Inserir link de rastreamento ou campo <text:span text:style-name="T16">para digitar o código de rastreamento na página registro.php</text:span></text:p>
      <text:p text:style-name="P19"/>
      <text:p text:style-name="P7"><text:span text:style-name="T7">10 -</text:span> <text:span text:style-name="T7">Opção Pessoa Física e Jurídica, pois vão trabalhar posteriormente com os 2</text:span></text:p>
      <text:p text:style-name="P7"/>
      <text:p text:style-name="P9">11 - campos de endereços, um para entrega outro para fatura</text:p>
      <text:p text:style-name="P8"/>
      <text:p text:style-name="P5"><text:span text:style-name="T7">12 – Ativar o campo, fique por dentro das novidades</text:span>, ao clicar o cliente pode cair em um formulário simples como, nome, e-mail e telefone (aceito sugestões)</text:p>
      <text:p text:style-name="P17"/>
      <text:p text:style-name="P14"><text:span text:style-name="T7">13 – (item novo)</text:span> <text:span text:style-name="T7">Necessidade vinda do cliente da opção excluir item (produto)</text:span>, além da já existente “<text:span text:style-name="T21">I</text:span>nativar” e “Editar”</text:p>
      <text:p text:style-name="P14"/>
      <text:p text:style-name="P14">Pois hoje teve um caso que deu bug 'não editou o código somente em um cadastro” <text:s/>e ela não conseguindo excluir me ligou. Fora os demais testes que estamos enchendo o site, que depois vai ficar ruim pra visualização dela tanto “lixo” na listagem, melhor por a opção excluir mesmo.</text:p>
      <text:p text:style-name="P14"/>
      <text:p text:style-name="P15"><text:span text:style-name="T7">14 – Aparecer cadeado do SSL na navegação segura do site: </text:span>Ao entrar em qualquer processo de compra, não aparece o cadeado de segurança (SSL), verificar isso e também a questão do IP Dedicado, que foi passado que estava ok e não sei o que aconteceu.</text:p>
      <text:p text:style-name="P5"/>
      <text:p text:style-name="P5"/>
      <text:p text:style-name="P6"><text:span text:style-name="T20">00(item aguardando)</text:span> – inserção de dados pendentes, <text:span text:style-name="T17">como telefone etc...</text:span>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8:58:20.939000000</dc:date>
    <meta:generator>LibreOffice/4.2.5.2$Windows_x86 LibreOffice_project/6ff819b65674ae6c83f3cbab9e4a4c2b292a7a94</meta:generator>
    <meta:editing-duration>PT1H31M34S</meta:editing-duration>
    <meta:editing-cycles>15</meta:editing-cycles>
    <meta:document-statistic meta:table-count="0" meta:image-count="0" meta:object-count="0" meta:page-count="1" meta:paragraph-count="15" meta:word-count="235" meta:character-count="1394" meta:non-whitespace-character-count="1161"/>
  </office:meta>
</office:document-meta>
</file>